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end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P9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P10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P11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P12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13" style:parent-style-name="Normal" style:family="paragraph">
      <style:paragraph-properties fo:line-height="115%"/>
      <style:text-properties style:font-name="Arial" style:font-name-complex="Arial" fo:font-size="10pt" style:font-size-asian="10pt" style:font-size-complex="10pt"/>
    </style:style>
    <style:style style:name="P14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15" style:parent-style-name="Normal" style:family="paragraph">
      <style:paragraph-properties fo:line-height="115%"/>
    </style:style>
    <style:style style:name="T1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1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9" style:parent-style-name="Normal" style:family="paragraph">
      <style:paragraph-properties fo:line-height="115%"/>
      <style:text-properties style:font-name="Arial" style:font-name-complex="Arial" fo:font-size="10pt" style:font-size-asian="10pt" style:font-size-complex="10pt"/>
    </style:style>
    <style:style style:name="P20" style:parent-style-name="Normal" style:family="paragraph">
      <style:paragraph-properties fo:line-height="115%"/>
      <style:text-properties style:font-name="Arial" style:font-name-complex="Arial" fo:font-size="10pt" style:font-size-asian="10pt" style:font-size-complex="10pt"/>
    </style:style>
    <style:style style:name="TableColumn22" style:family="table-column">
      <style:table-column-properties style:column-width="3.0868in"/>
    </style:style>
    <style:style style:name="TableColumn23" style:family="table-column">
      <style:table-column-properties style:column-width="3.0868in"/>
    </style:style>
    <style:style style:name="Table21" style:family="table">
      <style:table-properties style:width="6.1736in" fo:margin-left="0in" table:align="left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59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60" style:parent-style-name="Normal" style:family="paragraph">
      <style:text-properties style:font-name="Arial" style:font-name-complex="Arial" fo:font-size="10pt" style:font-size-asian="10pt" style:font-size-complex="10pt"/>
    </style:style>
    <style:style style:name="P61" style:parent-style-name="Normal" style:family="paragraph">
      <style:text-properties style:font-name="Arial" style:font-name-complex="Arial" fo:font-size="10pt" style:font-size-asian="10pt" style:font-size-complex="10pt"/>
    </style:style>
    <style:style style:name="P62" style:parent-style-name="Normal" style:family="paragraph">
      <style:paragraph-properties fo:margin-left="0.4923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3" style:parent-style-name="Normal" style:family="paragraph">
      <style:paragraph-properties fo:margin-left="0.4923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4" style:parent-style-name="Normal" style:family="paragraph">
      <style:paragraph-properties fo:margin-left="0.4923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5" style:parent-style-name="Normal" style:family="paragraph">
      <style:paragraph-properties fo:margin-left="0.4923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6" style:parent-style-name="Normal" style:family="paragraph">
      <style:paragraph-properties fo:margin-left="0.4923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7" style:parent-style-name="Normal" style:family="paragraph">
      <style:text-properties style:font-name="Arial" style:font-name-complex="Arial" fo:font-size="10pt" style:font-size-asian="10pt" style:font-size-complex="10pt"/>
    </style:style>
    <style:style style:name="P68" style:parent-style-name="Normal" style:family="paragraph">
      <style:paragraph-properties fo:margin-left="0.4923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9" style:parent-style-name="Normal" style:family="paragraph">
      <style:text-properties style:font-name="Arial" style:font-name-complex="Arial" fo:font-size="10pt" style:font-size-asian="10pt" style:font-size-complex="10pt"/>
    </style:style>
    <style:style style:name="P70" style:parent-style-name="Normal" style:family="paragraph">
      <style:paragraph-properties fo:margin-left="0.4923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1" style:parent-style-name="Normal" style:family="paragraph">
      <style:text-properties style:font-name="Arial" style:font-name-complex="Arial" fo:font-size="10pt" style:font-size-asian="10pt" style:font-size-complex="10pt"/>
    </style:style>
    <style:style style:name="P72" style:parent-style-name="Normal" style:family="paragraph">
      <style:paragraph-properties fo:margin-left="0.4923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3" style:parent-style-name="Normal" style:family="paragraph">
      <style:text-properties style:font-name="Arial" style:font-name-complex="Arial" fo:font-size="10pt" style:font-size-asian="10pt" style:font-size-complex="10pt"/>
    </style:style>
    <style:style style:name="P74" style:parent-style-name="Normal" style:family="paragraph">
      <style:text-properties style:font-name="Arial" style:font-name-complex="Arial" fo:font-size="10pt" style:font-size-asian="10pt" style:font-size-complex="10pt"/>
    </style:style>
    <style:style style:name="P75" style:parent-style-name="Normal" style:family="paragraph">
      <style:text-properties style:font-name="Arial" style:font-name-complex="Arial" fo:font-size="10pt" style:font-size-asian="10pt" style:font-size-complex="10pt"/>
    </style:style>
    <style:style style:name="P76" style:parent-style-name="Normal" style:family="paragraph">
      <style:text-properties style:font-name="Arial" style:font-name-complex="Arial" fo:font-size="10pt" style:font-size-asian="10pt" style:font-size-complex="10pt"/>
    </style:style>
    <style:style style:name="P77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78" style:parent-style-name="Normal" style:family="paragraph">
      <style:paragraph-properties fo:text-align="center" fo:line-height="150%"/>
      <style:text-properties style:font-name="Arial" style:font-name-complex="Arial" fo:font-size="10pt" style:font-size-asian="10pt" style:font-size-complex="10pt"/>
    </style:style>
    <style:style style:name="P79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80" style:parent-style-name="Normal" style:family="paragraph">
      <style:paragraph-properties fo:text-align="start" fo:line-height="150%"/>
      <style:text-properties style:font-name="Arial" style:font-name-complex="Arial" fo:font-size="10pt" style:font-size-asian="10pt" style:font-size-complex="10pt"/>
    </style:style>
    <style:style style:name="P81" style:parent-style-name="Normal" style:family="paragraph">
      <style:paragraph-properties fo:text-align="start" fo:line-height="150%"/>
      <style:text-properties style:font-name="Arial" style:font-name-complex="Arial" fo:font-size="10pt" style:font-size-asian="10pt" style:font-size-complex="10pt"/>
    </style:style>
    <style:style style:name="P82" style:parent-style-name="Normal" style:family="paragraph">
      <style:paragraph-properties fo:text-align="start" fo:line-height="150%"/>
      <style:text-properties style:font-name="Arial" style:font-name-complex="Arial" fo:font-size="10pt" style:font-size-asian="10pt" style:font-size-complex="10pt"/>
    </style:style>
    <style:style style:name="P83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84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85" style:parent-style-name="Normal" style:family="paragraph">
      <style:paragraph-properties fo:text-align="center" fo:line-height="150%"/>
      <style:text-properties style:font-name="Arial" style:font-name-complex="Arial" fo:font-size="10pt" style:font-size-asian="10pt" style:font-size-complex="10pt"/>
    </style:style>
    <style:style style:name="P86" style:parent-style-name="Normal" style:family="paragraph">
      <style:paragraph-properties fo:text-align="center" fo:line-height="150%"/>
      <style:text-properties style:font-name="Arial" style:font-name-complex="Arial" fo:font-size="10pt" style:font-size-asian="10pt" style:font-size-complex="10pt"/>
    </style:style>
    <style:style style:name="P87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88" style:parent-style-name="Normal" style:family="paragraph">
      <style:paragraph-properties fo:border="0.0069in solid #000000" fo:padding-top="0.0138in" fo:padding-left="0.0555in" fo:padding-bottom="0.0138in" fo:padding-right="0.0555in" style:shadow="none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P89" style:parent-style-name="Normal" style:family="paragraph">
      <style:paragraph-properties fo:border="0.0069in solid #000000" fo:padding-top="0.0138in" fo:padding-left="0.0555in" fo:padding-bottom="0.0138in" fo:padding-right="0.0555in" style:shadow="none" fo:line-height="150%"/>
      <style:text-properties style:font-name="Arial" style:font-name-complex="Arial" fo:font-size="10pt" style:font-size-asian="10pt" style:font-size-complex="10pt"/>
    </style:style>
    <style:style style:name="P90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line-height="150%"/>
      <style:text-properties style:font-name="Arial" style:font-name-complex="Arial" fo:font-size="10pt" style:font-size-asian="10pt" style:font-size-complex="10pt"/>
    </style:style>
    <style:style style:name="P91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line-height="150%"/>
      <style:text-properties style:font-name="Arial" style:font-name-complex="Arial" fo:font-size="10pt" style:font-size-asian="10pt" style:font-size-complex="10pt"/>
    </style:style>
    <style:style style:name="P92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line-height="150%"/>
      <style:text-properties style:font-name="Arial" style:font-name-complex="Arial" fo:font-size="10pt" style:font-size-asian="10pt" style:font-size-complex="10pt"/>
    </style:style>
    <style:style style:name="P93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line-height="150%"/>
      <style:text-properties style:font-name="Arial" style:font-name-complex="Arial" fo:font-size="10pt" style:font-size-asian="10pt" style:font-size-complex="10pt"/>
    </style:style>
    <style:style style:name="P94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line-height="150%"/>
      <style:text-properties style:font-name="Arial" style:font-name-complex="Arial" fo:font-size="10pt" style:font-size-asian="10pt" style:font-size-complex="10pt"/>
    </style:style>
    <style:style style:name="P95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line-height="150%"/>
      <style:text-properties style:font-name="Arial" style:font-name-complex="Arial" fo:font-size="10pt" style:font-size-asian="10pt" style:font-size-complex="10pt"/>
    </style:style>
    <style:style style:name="P96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line-height="150%"/>
      <style:text-properties style:font-name="Arial" style:font-name-complex="Arial" fo:font-size="10pt" style:font-size-asian="10pt" style:font-size-complex="10pt"/>
    </style:style>
    <style:style style:name="P97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line-height="150%"/>
      <style:text-properties style:font-name="Arial" style:font-name-complex="Arial" fo:font-size="10pt" style:font-size-asian="10pt" style:font-size-complex="10pt"/>
    </style:style>
    <style:style style:name="P9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9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01" style:parent-style-name="Fonteparág.padrão" style:family="text">
      <style:text-properties style:font-name="Arial" style:font-name-complex="Arial" fo:font-size="10pt" style:font-size-asian="10pt" style:font-size-complex="10pt"/>
    </style:style>
  </office:automatic-styles>
  <office:body>
    <office:text text:use-soft-page-breaks="true">
      <text:p text:style-name="P1">Protocolo....................... Ano................</text:p>
      <text:p text:style-name="P9"/>
      <text:p text:style-name="P10">TERMO DE DECLARAÇÃO DO RESPONSÁVEL TÉCNICO</text:p>
      <text:p text:style-name="P11">PROJETO SIMPLIFICADO – RESIDENCIAL UNIFAMILIAR</text:p>
      <text:p text:style-name="P12"><text:s text:c="6"/></text:p>
      <text:p text:style-name="P13"><text:s text:c="15"/>[nome e sobrenome do profissional habilitado],<text:s/>[nacionalidade], [estado civil], [nome da profissão], CREA ou CAU [número de identificação profissional], portador do Documento de Identidade nº [número do documento], inscrito no CPF [se pessoa natural ou CNPJ se pessoa jurídica], telefone celular [ddd e<text:s/>número], endereço eletrônico [e-mail], residente/sediado(a) na [endereço], nº [número do imóvel], bairro [nome do bairro], município de [nome da cidade], CEP [número do CEP], profissional habilitado/empresa contratada como responsável técnico(a) pela obra,<text:s/>conforme ART/RRT nº [número da ART/RRT], anexo à presente declaração, perante o DAEV,<text:s/></text:p>
      <text:p text:style-name="P14"/>
      <text:p text:style-name="P15"><text:span text:style-name="T16">DECLARA</text:span><text:span text:style-name="T17">:</text:span><text:span text:style-name="T18"><text:line-break/></text:span></text:p>
      <text:p text:style-name="P19">1. Ser responsável técnico da obra no lote ____________, da quadra ____________, Inscrição Municipal nº ____________, situado à Rua __________________________________, nº ________,</text:p>
      <text:p text:style-name="P20">no loteamento denominado ______________________, cadastrada nesta autarquia com o código de consumidor nº ________________ [caso exista]; imóvel havido por força da Escritura Pública de Venda e Compra lavrada em ___________________________________, no Cartório de Notas de Valinhos, livro ________________, matrícula nº ___________________, conforme quadro de áreas constante do projeto:<text:s/><text:tab/><text:line-break/></text:p>
      <table:table table:style-name="Table21">
        <table:table-columns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Descritivo</text:p>
          </table:table-cell>
          <table:table-cell table:style-name="TableCell27">
            <text:p text:style-name="P28">Área em m²</text:p>
          </table:table-cell>
        </table:table-row>
        <table:table-row table:style-name="TableRow29">
          <table:table-cell table:style-name="TableCell30">
            <text:p text:style-name="P31"/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/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/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/>
          </table:table-cell>
          <table:table-cell table:style-name="TableCell57">
            <text:p text:style-name="P58"/>
          </table:table-cell>
        </table:table-row>
      </table:table>
      <text:p text:style-name="P59"/>
      <text:p text:style-name="P60">2. DECLARA, ainda, para todos os efeitos legais:</text:p>
      <text:p text:style-name="P61"/>
      <text:p text:style-name="P62">2.1. Este projeto é de natureza RESIDENCIAL/UNIFAMILIAR e foi elaborado com total observância à legislação edilícia, tributária e ambiental vigente.</text:p>
      <text:p text:style-name="P63"/>
      <text:p text:style-name="P64">2.2. O projeto de construção civil em questão enquadra-se nas normas técnicas aplicáveis e legislações vigentes no que tange às instalações hidráulico-sanitárias.</text:p>
      <text:p text:style-name="P65"/>
      <text:p text:style-name="P66">2.3. O reconhecimento de minha responsabilidade técnica nas esferas civil e penal, nos limites da atuação profissional instituídos pelo CREA/CAU, pela correta execução da obra e cumprimento do projeto aprovado, assumindo a responsabilidade legal pela veracidade desta declaração e passível de apuração na forma da Lei, bem como pode ser enquadrada como litigância de má-fé.</text:p>
      <text:p text:style-name="P67"/>
      <text:p text:style-name="P68">2.4. A obra será executada de acordo com o projeto aprovado pela Prefeitura Municipal de Valinhos e qualquer modificação deverá ser imediatamente comunicada. Quaisquer discrepâncias em relação à legislação municipal sobre edificações caberá a aprovação ou não.</text:p>
      <text:p text:style-name="P69"/>
      <text:p text:style-name="P70">2.5. Na existência da faixa de Viela Sanitária, declaro assumir total responsabilidade pela boa preservação e ciente de que todo e qualquer tipo de edificação, plantio de árvore, jardinagem, antenas, painéis de propaganda, aterro, corte, piso em geral e outros que caracterizam o uso e/ou ocupação da Faixa de Viela Sanitária e/ou Faixa de Servidão poderá ser regularizada nos termos da Lei Municipal n° 5.597/2018.</text:p>
      <text:p text:style-name="P71"/>
      <text:p text:style-name="P72">2.6. Que o proprietário/requerente, herdeiros, sucessores permitirá a entrada de servidores do DAEV para fiscalização e/ou manutenção das redes de esgoto, conforme Lei<text:s/>Municipal.</text:p>
      <text:p text:style-name="P73"/>
      <text:p text:style-name="P74">3. As despesas decorrentes da efetivação do presente TERMO, bem como aquelas que se fizerem necessárias, correrão por conta exclusiva do proprietário/requerente.</text:p>
      <text:p text:style-name="P75"/>
      <text:p text:style-name="P76">4. E por estar assim, certo e avençado, assina a parte já qualificada o<text:s/>presente TERMO DE DECLARAÇÃO, digitada em<text:s/>4<text:s/>(quatro) laudas e firmada em<text:s/>4<text:s/>(quatro) vias de igual forma e teor, para que se possa produzir seus devidos fins e efeitos de direito.<text:tab/></text:p>
      <text:p text:style-name="P77"/>
      <text:p text:style-name="P78">Valinhos, ______ /_______/____________.</text:p>
      <text:p text:style-name="P79"/>
      <text:p text:style-name="P80">Nome do proprietário: _____________________________________________________________</text:p>
      <text:p text:style-name="P81"/>
      <text:p text:style-name="P82">Responsável técnico pela edificação: _________________________________________________</text:p>
      <text:p text:style-name="P83"/>
      <text:p text:style-name="P84"/>
      <text:p text:style-name="P85">_____________________________________</text:p>
      <text:p text:style-name="P86">Assinatura do Responsável Técnico</text:p>
      <text:p text:style-name="P87"><text:s text:c="48"/></text:p>
      <text:p text:style-name="P88">ANUÊNCIA DAEV:</text:p>
      <text:p text:style-name="P89"/>
      <text:p text:style-name="P90">________________________________</text:p>
      <text:p text:style-name="P91">Departamento de Planejamento, Obras e Fiscalização</text:p>
      <text:p text:style-name="P92">DIRETOR</text:p>
      <text:p text:style-name="P93"><text:tab/><text:tab/><text:s text:c="4"/><text:tab/><text:tab/></text:p>
      <text:p text:style-name="P94"><text:tab/></text:p>
      <text:p text:style-name="P95">________________________________</text:p>
      <text:p text:style-name="P96">Departamento de Planejamento, Obras e Fiscalização</text:p>
      <text:p text:style-name="P97">ENGENHEIRO CIVIL</text:p>
      <text:p text:style-name="P98"><text:s text:c="2"/></text:p>
      <text:p text:style-name="Normal"><text:span text:style-name="T99">IMPORTANTE</text:span><text:span text:style-name="T100">: havendo a necessidade de correções (comunique-se), a unidade administrativa competente expedirá Notificação de Comparecimento com respectivo Aviso de Recebimento (AR), ou por meio eletrônico equivalente. Prevalecendo a ausência<text:s/></text:span><text:span text:style-name="T101">do interessado será publicada chamada por Edital no órgão de imprensa do município (Boletim Municipal), por duas vezes consecutivas. Passados 10 (dez) dias após a data da última publicação, o processo será arquivado pelo DAEV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2" style:display-name="Título 2" style:family="paragraph" style:parent-style-name="Normal" style:next-style-name="Normal" style:default-outline-level="2">
      <style:paragraph-properties fo:keep-with-next="always" fo:text-align="center">
        <style:tab-stops>
          <style:tab-stop style:type="left" style:position="1.477in"/>
        </style:tab-stops>
      </style:paragraph-properties>
      <style:text-properties style:font-name="Times New Roman" style:font-name-asian="Times New Roman" fo:font-weight="bold" style:font-weight-asian="bold" fo:font-size="11pt" style:font-size-asian="11pt" style:font-size-complex="10pt" style:language-asian="pt" style:country-asian="BR" fo:hyphenate="false"/>
    </style:style>
    <style:style style:name="Normal" style:display-name="Normal" style:family="paragraph">
      <style:paragraph-properties fo:text-align="justify"/>
      <style:text-properties style:font-name="Courier New" fo:font-size="12pt" style:font-size-asian="12pt" style:font-size-complex="11pt" style:language-asian="en" style:country-asian="US" fo:hyphenate="false"/>
    </style:style>
    <style:style style:name="Fonteparág.padrão" style:display-name="Fonte parág. padrão" style:family="text"/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>
      <style:text-properties style:font-name="Courier New" fo:font-size="12pt" style:font-size-asian="12pt" style:font-size-complex="11pt" style:language-asian="en" style:country-asian="US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>
      <style:text-properties style:font-name="Courier New" fo:font-size="12pt" style:font-size-asian="12pt" style:font-size-complex="11pt" style:language-asian="en" style:country-asian="US"/>
    </style:style>
    <style:style style:name="Corpodetexto2" style:display-name="Corpo de texto 2" style:family="paragraph" style:parent-style-name="Normal">
      <style:paragraph-properties fo:text-align="start" fo:margin-bottom="0.0833in" fo:line-height="200%"/>
      <style:text-properties style:font-name="Times New Roman" style:font-name-asian="Times New Roman" fo:font-size="10pt" style:font-size-asian="10pt" style:font-size-complex="10pt" style:language-asian="pt" style:country-asian="BR" fo:hyphenate="false"/>
    </style:style>
    <style:style style:name="Corpodetexto2Char" style:display-name="Corpo de texto 2 Char" style:family="text">
      <style:text-properties style:font-name="Times New Roman" style:font-name-asian="Times New Roman"/>
    </style:style>
    <style:style style:name="Título" style:display-name="Título" style:family="paragraph" style:parent-style-name="Normal">
      <style:paragraph-properties fo:text-align="center"/>
      <style:text-properties style:font-name="Times New Roman" style:font-name-asian="Times New Roman" fo:font-weight="bold" style:font-weight-asian="bold" fo:font-size="18pt" style:font-size-asian="18pt" style:font-size-complex="10pt" fo:hyphenate="false"/>
    </style:style>
    <style:style style:name="TítuloChar" style:display-name="Título Char" style:family="text">
      <style:text-properties style:font-name="Times New Roman" style:font-name-asian="Times New Roman" fo:font-weight="bold" style:font-weight-asian="bold" fo:font-size="18pt" style:font-size-asian="18pt"/>
    </style:style>
    <style:style style:name="HiperlinkVisitado" style:display-name="HiperlinkVisitado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extosemFormatação" style:display-name="Texto sem Formatação" style:family="paragraph" style:parent-style-name="Normal">
      <style:paragraph-properties fo:text-align="start"/>
      <style:text-properties style:font-name-asian="Times New Roman" fo:font-size="10pt" style:font-size-asian="10pt" style:font-size-complex="10pt" style:language-asian="pt" style:country-asian="BR" fo:hyphenate="false"/>
    </style:style>
    <style:style style:name="TextosemFormataçãoChar" style:display-name="Texto sem Formatação Char" style:family="text">
      <style:text-properties style:font-name="Courier New" style:font-name-asian="Times New Roman"/>
    </style:style>
    <style:style style:name="Corpodetexto" style:display-name="Corpo de texto" style:family="paragraph" style:parent-style-name="Normal">
      <style:paragraph-properties fo:margin-bottom="0.0833in"/>
      <style:text-properties fo:hyphenate="false"/>
    </style:style>
    <style:style style:name="CorpodetextoChar" style:display-name="Corpo de texto Char" style:family="text">
      <style:text-properties style:font-name="Courier New" fo:font-size="12pt" style:font-size-asian="12pt" style:font-size-complex="11pt" style:language-asian="en" style:country-asian="US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>
      <style:text-properties style:font-name="Tahoma" style:font-name-complex="Tahoma" fo:font-size="8pt" style:font-size-asian="8pt" style:font-size-complex="8pt" style:language-asian="en" style:country-asian="US"/>
    </style:style>
    <style:style style:name="ParágrafodaLista" style:display-name="Parágrafo da Lista" style:family="paragraph" style:parent-style-name="Normal">
      <style:paragraph-properties fo:margin-left="0.4916in">
        <style:tab-stops/>
      </style:paragraph-properties>
      <style:text-properties fo:hyphenate="false"/>
    </style:style>
    <style:style style:name="ReferênciaIntensa" style:display-name="Referência Intensa" style:family="tex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Corpodetexto3" style:display-name="Corpo de texto 3" style:family="paragraph" style:parent-style-name="Normal">
      <style:paragraph-properties fo:margin-bottom="0.0833in"/>
      <style:text-properties fo:font-size="8pt" style:font-size-asian="8pt" style:font-size-complex="8pt" fo:hyphenate="false"/>
    </style:style>
    <style:style style:name="Corpodetexto3Char" style:display-name="Corpo de texto 3 Char" style:family="text">
      <style:text-properties style:font-name="Courier New" fo:font-size="8pt" style:font-size-asian="8pt" style:font-size-complex="8pt" style:language-asian="en" style:country-asian="US"/>
    </style:style>
    <style:style style:name="Pré-formataçãoHTML" style:display-name="Pré-formatação HTML" style:family="paragraph" style:parent-style-name="Normal">
      <style:paragraph-properties fo:text-align="start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ourier New" fo:font-size="10pt" style:font-size-asian="10pt" style:font-size-complex="10pt" style:language-asian="pt" style:country-asian="BR" fo:hyphenate="false"/>
    </style:style>
    <style:style style:name="Pré-formataçãoHTMLChar" style:display-name="Pré-formatação HTML Char" style:family="text">
      <style:text-properties style:font-name="Courier New" style:font-name-asian="Times New Roman" style:font-name-complex="Courier New"/>
    </style:style>
    <style:style style:name="Recuodecorpodetexto" style:display-name="Recuo de corpo de texto" style:family="paragraph" style:parent-style-name="Normal">
      <style:paragraph-properties fo:margin-bottom="0.0833in" fo:margin-left="0.1965in">
        <style:tab-stops/>
      </style:paragraph-properties>
      <style:text-properties fo:hyphenate="false"/>
    </style:style>
    <style:style style:name="RecuodecorpodetextoChar" style:display-name="Recuo de corpo de texto Char" style:family="text">
      <style:text-properties style:font-name="Courier New" fo:font-size="12pt" style:font-size-asian="12pt" style:font-size-complex="11pt" style:language-asian="en" style:country-asian="US"/>
    </style:style>
    <style:style style:name="Título2Char" style:display-name="Título 2 Char" style:family="text">
      <style:text-properties style:font-name="Times New Roman" style:font-name-asian="Times New Roman" fo:font-weight="bold" style:font-weight-asian="bold" fo:font-size="11pt" style:font-size-asian="11pt"/>
    </style:style>
    <style:style style:name="Textodenotaderodapé" style:display-name="Texto de nota de rodapé" style:family="paragraph" style:parent-style-name="Normal">
      <style:text-properties fo:font-size="10pt" style:font-size-asian="10pt" style:font-size-complex="10pt" fo:hyphenate="false"/>
    </style:style>
    <style:style style:name="TextodenotaderodapéChar" style:display-name="Texto de nota de rodapé Char" style:family="text">
      <style:text-properties style:font-name="Courier New" style:language-asian="en" style:country-asian="US"/>
    </style:style>
    <style:style style:name="Ref.denotaderodapé" style:display-name="Ref. de nota de rodapé" style:family="text">
      <style:text-properties style:text-position="super 65%"/>
    </style:style>
    <style:style style:name="SemEspaçamento" style:display-name="Sem Espaçamento" style:family="paragraph">
      <style:text-properties style:font-name="Times New Roman" style:font-name-asian="Times New Roman" fo:language="en" fo:country="US" style:language-asian="en" style:country-asian="US" fo:hyphenate="false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8861in" fo:margin-left="1.3784in" fo:margin-bottom="0.3152in" fo:margin-right="0.7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3937in"/>
      </style:footer-style>
    </style:page-layout>
    <style:style style:name="P2" style:parent-style-name="Título" style:family="paragraph">
      <style:paragraph-properties fo:margin-left="0.7875in">
        <style:tab-stops/>
      </style:paragraph-properties>
    </style:style>
    <style:style style:name="T3" style:parent-style-name="Fonteparág.padrão" style:family="text">
      <style:text-properties style:font-name="Arial" style:font-name-complex="Arial" fo:color="#0070C0" fo:font-size="11pt" style:font-size-asian="11pt" style:font-size-complex="11pt" style:language-asian="pt" style:country-asian="BR"/>
    </style:style>
    <style:style style:name="T4" style:parent-style-name="Fonteparág.padrão" style:family="text">
      <style:text-properties style:font-name="Arial" style:font-name-complex="Arial" fo:color="#0070C0" fo:font-size="11pt" style:font-size-asian="11pt" style:font-size-complex="11pt"/>
    </style:style>
    <style:style style:name="P5" style:parent-style-name="Título" style:family="paragraph">
      <style:paragraph-properties fo:margin-left="0.7875in">
        <style:tab-stops/>
      </style:paragraph-properties>
    </style:style>
    <style:style style:name="T6" style:parent-style-name="Fonteparág.padrão" style:family="text">
      <style:text-properties style:font-name="Arial" style:font-name-complex="Arial" fo:color="#0070C0" fo:font-size="11pt" style:font-size-asian="11pt" style:font-size-complex="11pt"/>
    </style:style>
    <style:style style:name="P7" style:parent-style-name="Cabeçalho" style:family="paragraph">
      <style:paragraph-properties fo:line-height="200%"/>
      <style:text-properties fo:font-size="8pt" style:font-size-asian="8pt" style:font-size-complex="8pt"/>
    </style:style>
    <style:style style:name="P8" style:parent-style-name="Rodapé" style:family="paragraph">
      <style:paragraph-properties fo:text-align="center" fo:margin-left="-0.1972in">
        <style:tab-stops>
          <style:tab-stop style:type="center" style:position="3.15in"/>
          <style:tab-stop style:type="right" style:position="6.1027in"/>
        </style:tab-stops>
      </style:paragraph-properties>
      <style:text-properties style:font-name="Arial" style:font-name-complex="Arial" style:font-weight-complex="bold" fo:color="#0070C0"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Imagem 3" text:anchor-type="paragraph" svg:x="-0.40069in" svg:y="-0.24028in" svg:width="1.54028in" svg:height="0.53472in" style:rel-width="scale" style:rel-height="scale"><draw:image xlink:href="media/image1.jpeg" xlink:type="simple" xlink:show="embed" xlink:actuate="onLoad"/><svg:title/><svg:desc/></draw:frame></text:span><text:span text:style-name="T4">DEPARTAMENTO DE ÁGUAS E ESGOTOS DE VALINHOS</text:span></text:p>
        <text:p text:style-name="P5"><text:span text:style-name="T6">Autarquia Municipal</text:span></text:p>
        <text:p text:style-name="P7"/>
      </style:header>
      <style:footer>
        <text:p text:style-name="P8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ppalomares</meta:initial-creator>
    <dc:creator>Maria Gabriela Gadiolle Angeli</dc:creator>
    <meta:creation-date>2021-07-19T14:07:00Z</meta:creation-date>
    <dc:date>2021-07-19T18:09:00Z</dc:date>
    <meta:print-date>2021-02-25T17:23:00Z</meta:print-date>
    <meta:template xlink:href="Normal.dotm" xlink:type="simple"/>
    <meta:editing-cycles>3</meta:editing-cycles>
    <meta:editing-duration>PT60S</meta:editing-duration>
    <meta:document-statistic meta:page-count="2" meta:paragraph-count="8" meta:word-count="699" meta:character-count="4470" meta:row-count="31" meta:non-whitespace-character-count="3779"/>
  </office:meta>
</office:document-meta>
</file>